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5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0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5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Arrow Price</text:p>
          </table:table-cell>
          <table:table-cell office:value-type="string" calcext:value-type="string">
            <text:p>Arrow URL</text:p>
          </table:table-cell>
          <table:table-cell office:value-type="string" calcext:value-type="string">
            <text:p>AlliExpress Price</text:p>
          </table:table-cell>
          <table:table-cell office:value-type="string" calcext:value-type="string">
            <text:p>AlliExpress URL</text:p>
          </table:table-cell>
          <table:table-cell office:value-type="string" calcext:value-type="string">
            <text:p>Mouser Price</text:p>
          </table:table-cell>
          <table:table-cell office:value-type="string" calcext:value-type="string">
            <text:p>Mouser URL</text:p>
          </table:table-cell>
          <table:table-cell office:value-type="string" calcext:value-type="string">
            <text:p>DigiKey Price</text:p>
          </table:table-cell>
          <table:table-cell office:value-type="string" calcext:value-type="string">
            <text:p>DigiKey URL</text:p>
          </table:table-cell>
        </table:table-row>
        <table:table-row table:style-name="ro1">
          <table:table-cell table:style-name="ce2" office:value-type="string" calcext:value-type="string">
            <text:p>AD824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<text:a xlink:href="https://www.arrow.com/en/products/ad8244brmz/analog-devices" xlink:type="simple">https://www.arrow.com/en/products/ad8244brmz/analog-devices</text:a>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OP-10 PCB ADAPTER BOA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1.89/50</text:p>
          </table:table-cell>
          <table:table-cell office:value-type="string" calcext:value-type="string">
            <text:p><text:a xlink:href="https://www.aliexpress.com/item/50PCS-SOT23-MSOP10-UMAX-to-DIP10-Transfer-Board-DIP-Pin-Board-Pitch-Adapter-NEW/32902829277.html?spm=2114.search0204.3.2.602e4baddaQg2A&amp;s=p&amp;ws_ab_test=searchweb0_0,searchweb201602_2_10065_10068_10130_5726815_10547_10546_10059_10884_10548_315_10545_10887_10696_100031_531_10084_10083_5726915_10103_10618_10307_449,searchweb201603_60,ppcSwitch_5_ppcChannel&amp;priceBeautifyAB=0" xlink:type="simple">https://www.aliexpress.com/item/50PCS-SOT23-MSOP10-UMAX-to-DIP10-Transfer-Board-DIP-Pin-Board-Pitch-Adapter-NEW/32902829277.html?spm=2114.search0204.3.2.602e4baddaQg2A&amp;s=p&amp;ws_ab_test=searchweb0_0,searchweb201602_2_10065_10068_10130_5726815_10547_10546_10059_10884_10548_315_10545_10887_10696_100031_531_10084_10083_5726915_10103_10618_10307_449,searchweb201603_60,ppcSwitch_5_ppcChannel&amp;priceBeautifyAB=0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M334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<text:a xlink:href="https://www.arrow.com/en/products/lm334znopb/texas-instruments" xlink:type="simple">https://www.arrow.com/en/products/lm334znopb/texas-instruments</text:a></text:p>
          </table:table-cell>
          <table:table-cell office:value-type="string" calcext:value-type="string">
            <text:p>1.88/5</text:p>
          </table:table-cell>
          <table:table-cell office:value-type="string" calcext:value-type="string">
            <text:p><text:a xlink:href="https://www.aliexpress.com/item/5PCS-LM334Z-TO-92-LM334-3-Terminal-Adjustable-Current-Source-new-and-original-IC/32856893079.html?spm=2114.search0204.3.36.129324fersybG8&amp;ws_ab_test=searchweb0_0,searchweb201602_2_10065_10068_10130_5727215_318_10547_10546_10059_10884_10548_5727315_10545_10887_10696_100031_10084_10083_10103_10618_452_10307_532,searchweb201603_60,ppcSwitch_0_ppcChannel&amp;algo_expid=a3c22483-ce93-4647-bbe5-d1b3482d0749-5&amp;algo_pvid=a3c22483-ce93-4647-bbe5-d1b3482d0749&amp;priceBeautifyAB=0" xlink:type="simple">https://www.aliexpress.com/item/5PCS-LM334Z-TO-92-LM334-3-Terminal-Adjustable-Current-Source-new-and-original-IC/32856893079.html?spm=2114.search0204.3.36.129324fersybG8&amp;ws_ab_test=searchweb0_0,searchweb201602_2_10065_10068_10130_5727215_318_10547_10546_10059_10884_10548_5727315_10545_10887_10696_100031_10084_10083_10103_10618_452_10307_532,searchweb201603_60,ppcSwitch_0_ppcChannel&amp;algo_expid=a3c22483-ce93-4647-bbe5-d1b3482d0749-5&amp;algo_pvid=a3c22483-ce93-4647-bbe5-d1b3482d0749&amp;priceBeautifyAB=0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P4162-50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a xlink:href="https://www.arrow.com/en/products/mcp4162-502ep/microchip-technology" xlink:type="simple">https://www.arrow.com/en/products/mcp4162-502ep/microchip-technology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hipping alone $5</text:p>
          </table:table-cell>
          <table:table-cell office:value-type="string" calcext:value-type="string">
            <text:p>https://www.mouser.com/ProductDetail/Microchip-Technology/MCP4262-502E-UN?qs=sGAEpiMZZMuD%2f7PTYBwKqUWe8PKqoc794Kb1a2FsZsY%3d</text:p>
          </table:table-cell>
          <table:table-cell office:value-type="string" calcext:value-type="string">
            <text:p>shipping alone $8</text:p>
          </table:table-cell>
          <table:table-cell/>
        </table:table-row>
        <table:table-row table:style-name="ro1">
          <table:table-cell table:style-name="ce3" office:value-type="string" calcext:value-type="string">
            <text:p>alt MCP4262-502 soon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aybe by request?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shipping alone $5</text:p>
          </table:table-cell>
          <table:table-cell office:value-type="string" calcext:value-type="string">
            <text:p>https://www.mouser.com/ProductDetail/Microchip-Technology/MCP4262-502E-UN?qs=sGAEpiMZZMuD%2f7PTYBwKqUWe8PKqoc794Kb1a2FsZsY%3d</text:p>
          </table:table-cell>
          <table:table-cell office:value-type="string" calcext:value-type="string">
            <text:p>shipping alone $8</text:p>
          </table:table-cell>
          <table:table-cell/>
        </table:table-row>
        <table:table-row table:style-name="ro1">
          <table:table-cell office:value-type="string" calcext:value-type="string">
            <text:p>MCP4162-10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a xlink:href="https://www.arrow.com/en/products/mcp4162-104ep/microchip-technology" xlink:type="simple">https://www.arrow.com/en/products/mcp4162-104ep/microchip-technology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hipping alone $5</text:p>
          </table:table-cell>
          <table:table-cell office:value-type="string" calcext:value-type="string">
            <text:p>https://www.mouser.com/ProductDetail/Microchip-Technology/MCP4262-502E-UN?qs=sGAEpiMZZMuD%2f7PTYBwKqUWe8PKqoc794Kb1a2FsZsY%3d</text:p>
          </table:table-cell>
          <table:table-cell office:value-type="string" calcext:value-type="string">
            <text:p>shipping alone $8</text:p>
          </table:table-cell>
          <table:table-cell/>
        </table:table-row>
        <table:table-row table:style-name="ro1">
          <table:table-cell table:style-name="ce3" office:value-type="string" calcext:value-type="string">
            <text:p>alt MCP4262-104 soon</text:p>
          </table:table-cell>
          <table:table-cell office:value-type="float" office:value="1" calcext:value-type="float">
            <text:p>1</text:p>
          </table:table-cell>
          <table:table-cell office:value-type="float" office:value="1.07" calcext:value-type="float">
            <text:p>1.07</text:p>
          </table:table-cell>
          <table:table-cell table:style-name="ce2" office:value-type="string" calcext:value-type="string">
            <text:p><text:a xlink:href="https://www.arrow.com/en/products/mcp4262-104eun/microchip-technology" xlink:type="simple">https://www.arrow.com/en/products/mcp4262-104eun/microchip-technology</text:a>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hipping alone $5</text:p>
          </table:table-cell>
          <table:table-cell office:value-type="string" calcext:value-type="string">
            <text:p>https://www.mouser.com/ProductDetail/Microchip-Technology/MCP4262-502E-UN?qs=sGAEpiMZZMuD%2f7PTYBwKqUWe8PKqoc794Kb1a2FsZsY%3d</text:p>
          </table:table-cell>
          <table:table-cell office:value-type="string" calcext:value-type="string">
            <text:p>shipping alone $8</text:p>
          </table:table-cell>
          <table:table-cell/>
        </table:table-row>
        <table:table-row table:style-name="ro1">
          <table:table-cell office:value-type="string" calcext:value-type="string">
            <text:p>HX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a xlink:href="https://www.aliexpress.com/item/Dual-Channel-HX711-Weighing-Pressure-Sensor-24-bit-Precision-A-D-Module-for-arduino-DIY-Electronic/32878181081.html?spm=2114.search0204.3.2.5f8a7264S5dDtV&amp;ws_ab_test=searchweb0_0,searchweb201602_2_10065_10068_10130_5726815_10547_10546_10059_10884_10548_315_10545_10887_10696_100031_531_10084_10083_5726915_10103_10618_10307_449,searchweb201603_60,ppcSwitch_5_ppcChannel&amp;algo_expid=719ad9df-13c6-42bc-adff-e19814e28dae-0&amp;algo_pvid=719ad9df-13c6-42bc-adff-e19814e28dae&amp;priceBeautifyAB=0" xlink:type="simple">https://www.aliexpress.com/item/Dual-Channel-HX711-Weighing-Pressure-Sensor-24-bit-Precision-A-D-Module-for-arduino-DIY-Electronic/32878181081.html?spm=2114.search0204.3.2.5f8a7264S5dDtV&amp;ws_ab_test=searchweb0_0,searchweb201602_2_10065_10068_10130_5726815_10547_10546_10059_10884_10548_315_10545_10887_10696_100031_531_10084_10083_5726915_10103_10618_10307_449,searchweb201603_60,ppcSwitch_5_ppcChannel&amp;algo_expid=719ad9df-13c6-42bc-adff-e19814e28dae-0&amp;algo_pvid=719ad9df-13c6-42bc-adff-e19814e28dae&amp;priceBeautifyAB=0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lt HX711 NewerVer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a xlink:href="https://www.aliexpress.com/item/Free-shipping-Goose-electronic-HX711-module-weighing-sensor-24-AD-module-pressure-sensor-AD-module-SCM/32441222056.html?spm=2114.search0204.3.31.5f8a7264S5dDtV&amp;ws_ab_test=searchweb0_0,searchweb201602_2_10065_10068_10130_5726815_10547_10546_10059_10884_10548_315_10545_10887_10696_100031_531_10084_10083_5726915_10103_10618_10307_449,searchweb201603_60,ppcSwitch_5_ppcChannel&amp;algo_expid=719ad9df-13c6-42bc-adff-e19814e28dae-4&amp;algo_pvid=719ad9df-13c6-42bc-adff-e19814e28dae&amp;priceBeautifyAB=0" xlink:type="simple">https://www.aliexpress.com/item/Free-shipping-Goose-electronic-HX711-module-weighing-sensor-24-AD-module-pressure-sensor-AD-module-SCM/32441222056.html?spm=2114.search0204.3.31.5f8a7264S5dDtV&amp;ws_ab_test=searchweb0_0,searchweb201602_2_10065_10068_10130_5726815_10547_10546_10059_10884_10548_315_10545_10887_10696_100031_531_10084_10083_5726915_10103_10618_10307_449,searchweb201603_60,ppcSwitch_5_ppcChannel&amp;algo_expid=719ad9df-13c6-42bc-adff-e19814e28dae-4&amp;algo_pvid=719ad9df-13c6-42bc-adff-e19814e28dae&amp;priceBeautifyAB=0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lt ADS1X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MOhm resistor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23:00:37.864964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21:04:05.628944607</meta:creation-date>
    <dc:date>2018-10-01T23:05:56.904521110</dc:date>
    <meta:editing-duration>PT28M16S</meta:editing-duration>
    <meta:editing-cycles>6</meta:editing-cycles>
    <meta:generator>LibreOffice/5.1.4.2$Linux_X86_64 LibreOffice_project/10m0$Build-2</meta:generator>
    <meta:document-statistic meta:table-count="1" meta:cell-count="78" meta:object-count="0"/>
  </office:meta>
</office:document-meta>
</file>